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13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.8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81"/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19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4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5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25"/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table:number-columns-repeated="23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4"/>
          <table:table-cell table:style-name="ce1" table:number-columns-repeated="4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style-name="ce2"/>
          <table:table-cell table:style-name="ce7" office:value-type="string" calcext:value-type="string">
            <text:p>Designator</text:p>
          </table:table-cell>
          <table:table-cell table:style-name="ce15" office:value-type="string" calcext:value-type="string">
            <text:p>Quanti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Mouser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eichelt &amp; Co</text:p>
          </table:table-cell>
          <table:table-cell table:style-name="ce7" office:value-type="string" calcext:value-type="string">
            <text:p>Price / pcs</text:p>
          </table:table-cell>
          <table:table-cell table:style-name="ce7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8"/>
          <table:table-cell table:style-name="ce16"/>
          <table:table-cell table:style-name="ce8" table:number-columns-repeated="4"/>
          <table:table-cell table:number-columns-repeated="16"/>
        </table:table-row>
        <table:table-row table:style-name="ro1">
          <table:table-cell table:style-name="ce3"/>
          <table:table-cell table:style-name="ce4" office:value-type="string" calcext:value-type="string">
            <text:p>U2,U4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3" office:value-type="string" calcext:value-type="string">
            <text:p>HV507PG-G-ND </text:p>
          </table:table-cell>
          <table:table-cell table:style-name="ce23"/>
          <table:table-cell table:style-name="ce27" office:value-type="currency" office:currency="EUR" office:value="11.35" calcext:value-type="currency">
            <text:p>11.35 €</text:p>
          </table:table-cell>
          <table:table-cell table:style-name="ce28" table:formula="of:=[.J6]*[.C6]" office:value-type="currency" office:currency="EUR" office:value="22.7" calcext:value-type="currency">
            <text:p>22.70 €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6]-[.$N$2]*[.C6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6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9" office:value-type="string" calcext:value-type="string">
            <text:p>579-MCP6002T-I/SN</text:p>
          </table:table-cell>
          <table:table-cell table:style-name="ce23"/>
          <table:table-cell table:style-name="ce25" office:value-type="string" calcext:value-type="string">
            <text:p>MCP 6002-I/SN reichelt</text:p>
          </table:table-cell>
          <table:table-cell table:style-name="ce28" office:value-type="currency" office:currency="EUR" office:value="0.33" calcext:value-type="currency">
            <text:p>0.33 €</text:p>
          </table:table-cell>
          <table:table-cell table:style-name="ce28" table:formula="of:=[.J7]*[.C7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 table:formula="of:=[.M7]-[.$N$2]*[.C7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office:value-type="string" calcext:value-type="string">
            <text:p>T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3" table:number-columns-repeated="2"/>
          <table:table-cell table:style-name="ce27" office:value-type="currency" office:currency="EUR" office:value="1.02" calcext:value-type="currency">
            <text:p>1.02 €</text:p>
          </table:table-cell>
          <table:table-cell table:style-name="ce28" table:formula="of:=[.J8]*[.C8]" office:value-type="currency" office:currency="EUR" office:value="1.02" calcext:value-type="currency">
            <text:p>1.0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8]-[.$N$2]*[.C8]" office:value-type="float" office:value="0" calcext:value-type="float">
            <text:p>0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U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3"/>
          <table:table-cell table:style-name="ce25" office:value-type="string" calcext:value-type="string">
            <text:p>1379870 farnell</text:p>
          </table:table-cell>
          <table:table-cell table:style-name="ce27" office:value-type="currency" office:currency="EUR" office:value="4.25" calcext:value-type="currency">
            <text:p>4.25 €</text:p>
          </table:table-cell>
          <table:table-cell table:style-name="ce28" table:formula="of:=[.J9]*[.C9]" office:value-type="currency" office:currency="EUR" office:value="4.25" calcext:value-type="currency">
            <text:p>4.25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9]-[.$N$2]*[.C9]" office:value-type="float" office:value="0" calcext:value-type="float">
            <text:p>0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9" office:value-type="string" calcext:value-type="string">
            <text:p>U9,U8,U7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3" table:number-columns-repeated="2"/>
          <table:table-cell table:style-name="ce27" office:value-type="currency" office:currency="EUR" office:value="1.71" calcext:value-type="currency">
            <text:p>1.71 €</text:p>
          </table:table-cell>
          <table:table-cell table:style-name="ce28" table:formula="of:=[.J10]*[.C10]" office:value-type="currency" office:currency="EUR" office:value="5.13" calcext:value-type="currency">
            <text:p>5.13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0]-[.$N$2]*[.C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U12,U11,U10,U13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3" table:number-columns-repeated="2"/>
          <table:table-cell table:style-name="ce27" office:value-type="currency" office:currency="EUR" office:value="3.04" calcext:value-type="currency">
            <text:p>3.04 €</text:p>
          </table:table-cell>
          <table:table-cell table:style-name="ce28" table:formula="of:=[.J11]*[.C11]" office:value-type="currency" office:currency="EUR" office:value="12.16" calcext:value-type="currency">
            <text:p>12.16 €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11]-[.$N$2]*[.C1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3" table:number-columns-repeated="2"/>
          <table:table-cell table:style-name="ce27" office:value-type="currency" office:currency="EUR" office:value="0.54" calcext:value-type="currency">
            <text:p>0.54 €</text:p>
          </table:table-cell>
          <table:table-cell table:style-name="ce28" table:formula="of:=[.J12]*[.C12]" office:value-type="currency" office:currency="EUR" office:value="0.54" calcext:value-type="currency">
            <text:p>0.5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2]-[.$N$2]*[.C12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U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AM8301</text:p>
          </table:table-cell>
          <table:table-cell table:style-name="ce9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3" table:number-columns-repeated="2"/>
          <table:table-cell table:style-name="ce27" office:value-type="currency" office:currency="EUR" office:value="0.42" calcext:value-type="currency">
            <text:p>0.42 €</text:p>
          </table:table-cell>
          <table:table-cell table:style-name="ce28" table:formula="of:=[.J13]*[.C13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3]-[.$N$2]*[.C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5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SAMD21G18B-A</text:p>
          </table:table-cell>
          <table:table-cell table:style-name="ce9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3" table:number-columns-repeated="2"/>
          <table:table-cell table:style-name="ce27" office:value-type="currency" office:currency="EUR" office:value="2.8" calcext:value-type="currency">
            <text:p>2.80 €</text:p>
          </table:table-cell>
          <table:table-cell table:style-name="ce28" table:formula="of:=[.J14]*[.C14]" office:value-type="currency" office:currency="EUR" office:value="2.8" calcext:value-type="currency">
            <text:p>2.8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14]-[.$N$2]*[.C14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15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MCP41010</text:p>
          </table:table-cell>
          <table:table-cell table:style-name="ce9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3" table:number-columns-repeated="2"/>
          <table:table-cell table:style-name="ce27" office:value-type="currency" office:currency="EUR" office:value="1.1" calcext:value-type="currency">
            <text:p>1.10 €</text:p>
          </table:table-cell>
          <table:table-cell table:style-name="ce28" table:formula="of:=[.J15]*[.C15]" office:value-type="currency" office:currency="EUR" office:value="1.1" calcext:value-type="currency">
            <text:p>1.10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5]-[.$N$2]*[.C15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3"/>
          <table:table-cell table:style-name="ce9" office:value-type="string" calcext:value-type="string">
            <text:p>U16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74xx14</text:p>
          </table:table-cell>
          <table:table-cell table:style-name="ce9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3" office:value-type="string" calcext:value-type="string">
            <text:p>296-1068-1-ND</text:p>
          </table:table-cell>
          <table:table-cell table:style-name="ce23"/>
          <table:table-cell table:style-name="ce27" office:value-type="currency" office:currency="EUR" office:value="0.35" calcext:value-type="currency">
            <text:p>0.35 €</text:p>
          </table:table-cell>
          <table:table-cell table:style-name="ce28" table:formula="of:=[.J16]*[.C16]" office:value-type="currency" office:currency="EUR" office:value="0.35" calcext:value-type="currency">
            <text:p>0.35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6]-[.$N$2]*[.C16]" office:value-type="float" office:value="1" calcext:value-type="float">
            <text:p>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8"/>
          <table:table-cell table:style-name="ce28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3" office:value-type="string" calcext:value-type="string">
            <text:p>ES2FA R3GCT-ND</text:p>
          </table:table-cell>
          <table:table-cell table:style-name="ce25" office:value-type="string" calcext:value-type="string">
            <text:p>2306320 farnell</text:p>
          </table:table-cell>
          <table:table-cell table:style-name="ce28" office:value-type="currency" office:currency="EUR" office:value="0.07" calcext:value-type="currency">
            <text:p>0.07 €</text:p>
          </table:table-cell>
          <table:table-cell table:style-name="ce28" table:formula="of:=[.J18]*[.C18]" office:value-type="currency" office:currency="EUR" office:value="0.07" calcext:value-type="currency">
            <text:p>0.0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18]-[.$N$2]*[.C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D2,D3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3"/>
          <table:table-cell table:style-name="ce25" office:value-type="string" calcext:value-type="string">
            <text:p>1N 4148 WS farnell</text:p>
          </table:table-cell>
          <table:table-cell table:style-name="ce28" office:value-type="currency" office:currency="EUR" office:value="0.04" calcext:value-type="currency">
            <text:p>0.04 €</text:p>
          </table:table-cell>
          <table:table-cell table:style-name="ce28" table:formula="of:=[.J19]*[.C19]" office:value-type="currency" office:currency="EUR" office:value="0.08" calcext:value-type="currency">
            <text:p>0.08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19]-[.$N$2]*[.C1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LED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9" office:value-type="string" calcext:value-type="string">
            <text:p>859-LTST-C190TBKT</text:p>
          </table:table-cell>
          <table:table-cell table:style-name="ce23"/>
          <table:table-cell table:style-name="ce23" office:value-type="string" calcext:value-type="string">
            <text:p>SMD-LED 0805 BL</text:p>
          </table:table-cell>
          <table:table-cell table:style-name="ce27" office:value-type="currency" office:currency="EUR" office:value="0.07" calcext:value-type="currency">
            <text:p>0.07 €</text:p>
          </table:table-cell>
          <table:table-cell table:style-name="ce28" table:formula="of:=[.J20]*[.C20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20]-[.$N$2]*[.C20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LED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3"/>
          <table:table-cell table:style-name="ce23" office:value-type="string" calcext:value-type="string">
            <text:p>SMD-LED 0805 GN</text:p>
          </table:table-cell>
          <table:table-cell table:style-name="ce27" office:value-type="currency" office:currency="EUR" office:value="0.07" calcext:value-type="currency">
            <text:p>0.07 €</text:p>
          </table:table-cell>
          <table:table-cell table:style-name="ce28" table:formula="of:=[.J21]*[.C21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21]-[.$N$2]*[.C2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LED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3"/>
          <table:table-cell table:style-name="ce23" office:value-type="string" calcext:value-type="string">
            <text:p>SMD-LED 0805 RT</text:p>
          </table:table-cell>
          <table:table-cell table:style-name="ce27" office:value-type="currency" office:currency="EUR" office:value="1.07" calcext:value-type="currency">
            <text:p>1.07 €</text:p>
          </table:table-cell>
          <table:table-cell table:style-name="ce28" table:formula="of:=[.J22]*[.C22]" office:value-type="currency" office:currency="EUR" office:value="1.07" calcext:value-type="currency">
            <text:p>1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22]-[.$N$2]*[.C22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8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C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3"/>
          <table:table-cell table:style-name="ce25" office:value-type="string" calcext:value-type="string">
            <text:p>1462445, farnell</text:p>
          </table:table-cell>
          <table:table-cell table:style-name="ce28" office:value-type="currency" office:currency="EUR" office:value="1.3" calcext:value-type="currency">
            <text:p>1.30 €</text:p>
          </table:table-cell>
          <table:table-cell table:style-name="ce28" table:formula="of:=[.J24]*[.C24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4]-[.$N$2]*[.C2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2,C3,C12,C13,C14,C22,C26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9" office:value-type="string" calcext:value-type="string">
            <text:p>603-CC805KRX7R8BB104 </text:p>
          </table:table-cell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25]*[.C25]" office:value-type="currency" office:currency="EUR" office:value="0.56" calcext:value-type="currency">
            <text:p>0.56 €</text:p>
          </table:table-cell>
          <table:table-cell/>
          <table:table-cell office:value-type="string" calcext:value-type="string">
            <text:p>lager</text:p>
          </table:table-cell>
          <table:table-cell table:formula="of:=[.M25]-[.$N$2]*[.C25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/>
          <table:table-cell table:style-name="ce4" office:value-type="string" calcext:value-type="string">
            <text:p>C4, C18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G4R7MNL1GS</text:p>
          </table:table-cell>
          <table:table-cell table:style-name="ce23" office:value-type="float" office:value="2326355" calcext:value-type="float">
            <text:p>2326355</text:p>
          </table:table-cell>
          <table:table-cell table:style-name="ce23"/>
          <table:table-cell table:style-name="ce28" office:value-type="currency" office:currency="EUR" office:value="1.4" calcext:value-type="currency">
            <text:p>1.40 €</text:p>
          </table:table-cell>
          <table:table-cell table:style-name="ce28" table:formula="of:=[.J26]*[.C26]" office:value-type="currency" office:currency="EUR" office:value="2.8" calcext:value-type="currency">
            <text:p>2.80 €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6]-[.$N$2]*[.C26]" office:value-type="float" office:value="0" calcext:value-type="float">
            <text:p>0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9" office:value-type="string" calcext:value-type="string">
            <text:p>C21,C5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3" office:value-type="float" office:value="9302948" calcext:value-type="float">
            <text:p>9302948</text:p>
          </table:table-cell>
          <table:table-cell table:style-name="ce23"/>
          <table:table-cell table:style-name="ce28" office:value-type="currency" office:currency="EUR" office:value="0.71" calcext:value-type="currency">
            <text:p>0.71 €</text:p>
          </table:table-cell>
          <table:table-cell table:style-name="ce28" table:formula="of:=[.J27]*[.C27]" office:value-type="currency" office:currency="EUR" office:value="1.42" calcext:value-type="currency">
            <text:p>1.42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27]-[.$N$2]*[.C27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/>
          <table:table-cell table:style-name="ce4" office:value-type="string" calcext:value-type="string">
            <text:p>C6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C10n_400V, 1913</text:p>
          </table:table-cell>
          <table:table-cell table:style-name="ce4"/>
          <table:table-cell table:style-name="ce19" office:value-type="string" calcext:value-type="string">
            <text:p>80-C1808V104KBR</text:p>
            <text:p> /720-1063-1-ND / 667-ECW-U4103V17</text:p>
          </table:table-cell>
          <table:table-cell table:style-name="ce23" table:number-columns-repeated="2"/>
          <table:table-cell table:style-name="ce28" office:value-type="currency" office:currency="EUR" office:value="1.5" calcext:value-type="currency">
            <text:p>1.50 €</text:p>
          </table:table-cell>
          <table:table-cell table:style-name="ce28" table:formula="of:=[.J28]*[.C28]" office:value-type="currency" office:currency="EUR" office:value="1.5" calcext:value-type="currency">
            <text:p>1.5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8]-[.$N$2]*[.C28]" office:value-type="float" office:value="2" calcext:value-type="float">
            <text:p>2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1" office:value-type="string" calcext:value-type="string">
            <text:p>80-LDEME3100KA5N00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9" office:value-type="string" calcext:value-type="string">
            <text:p>C7,C9,C11,C15,C16,C20,C24,C27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105</text:p>
          </table:table-cell>
          <table:table-cell table:style-name="ce23"/>
          <table:table-cell table:style-name="ce25" office:value-type="string" calcext:value-type="string">
            <text:p>X7R-G0805 1,0/25, reichelt</text:p>
          </table:table-cell>
          <table:table-cell table:style-name="ce28" office:value-type="currency" office:currency="EUR" office:value="0.05" calcext:value-type="currency">
            <text:p>0.05 €</text:p>
          </table:table-cell>
          <table:table-cell table:style-name="ce28" table:formula="of:=[.J29]*[.C29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M29]-[.$N$2]*[.C29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C8,C10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3"/>
          <table:table-cell table:style-name="ce25" office:value-type="string" calcext:value-type="string">
            <text:p>X7R-G0805 2,2/25, reichelt</text:p>
          </table:table-cell>
          <table:table-cell table:style-name="ce28" office:value-type="currency" office:currency="EUR" office:value="0.1" calcext:value-type="currency">
            <text:p>0.10 €</text:p>
          </table:table-cell>
          <table:table-cell table:style-name="ce28" table:formula="of:=[.J30]*[.C30]" office:value-type="currency" office:currency="EUR" office:value="0.2" calcext:value-type="currency">
            <text:p>0.2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30]-[.$N$2]*[.C3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C17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/>
          <table:table-cell table:style-name="ce23" office:value-type="string" calcext:value-type="string">
            <text:p>NPO-G0805 1,0P</text:p>
          </table:table-cell>
          <table:table-cell table:style-name="ce23"/>
          <table:table-cell table:style-name="ce28" office:value-type="currency" office:currency="EUR" office:value="0.08" calcext:value-type="currency">
            <text:p>0.08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31]-[.$N$2]*[.C3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C19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33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3" table:number-columns-repeated="2"/>
          <table:table-cell table:style-name="ce28" office:value-type="currency" office:currency="EUR" office:value="0.2" calcext:value-type="currency">
            <text:p>0.20 €</text:p>
          </table:table-cell>
          <table:table-cell table:number-columns-repeated="3"/>
          <table:table-cell table:formula="of:=[.M32]-[.$N$2]*[.C3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23,C25</text:p>
          </table:table-cell>
          <table:table-cell table:style-name="ce17" office:value-type="float" office:value="2" calcext:value-type="float">
            <text:p>2</text:p>
          </table:table-cell>
          <table:table-cell table:style-name="ce9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3" table:number-columns-repeated="2"/>
          <table:table-cell table:style-name="ce28"/>
          <table:table-cell table:number-columns-repeated="3"/>
          <table:table-cell table:formula="of:=[.M33]-[.$N$2]*[.C33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28,C29</text:p>
          </table:table-cell>
          <table:table-cell table:style-name="ce17" office:value-type="float" office:value="2" calcext:value-type="float">
            <text:p>2</text:p>
          </table:table-cell>
          <table:table-cell table:style-name="ce9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3" table:number-columns-repeated="2"/>
          <table:table-cell table:style-name="ce28"/>
          <table:table-cell table:number-columns-repeated="3"/>
          <table:table-cell table:formula="of:=[.M34]-[.$N$2]*[.C34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31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220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3" table:number-columns-repeated="2"/>
          <table:table-cell table:style-name="ce28"/>
          <table:table-cell table:number-columns-repeated="3"/>
          <table:table-cell table:formula="of:=[.M35]-[.$N$2]*[.C3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32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22uF, 50V</text:p>
          </table:table-cell>
          <table:table-cell table:style-name="ce9" office:value-type="string" calcext:value-type="string">
            <text:p>C_1913</text:p>
          </table:table-cell>
          <table:table-cell table:style-name="ce4" table:number-columns-repeated="2"/>
          <table:table-cell table:style-name="ce23" table:number-columns-repeated="2"/>
          <table:table-cell table:style-name="ce28"/>
          <table:table-cell table:number-columns-repeated="3"/>
          <table:table-cell table:formula="of:=[.M36]-[.$N$2]*[.C3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8"/>
          <table:table-cell table:number-columns-repeated="13"/>
        </table:table-row>
        <table:table-row table:style-name="ro4">
          <table:table-cell table:style-name="ce3"/>
          <table:table-cell table:style-name="ce4" office:value-type="string" calcext:value-type="string">
            <text:p>L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23" office:value-type="string" calcext:value-type="string">
            <text:p>SRN1060-101MTR-ND</text:p>
          </table:table-cell>
          <table:table-cell table:style-name="ce23"/>
          <table:table-cell table:style-name="ce28" office:value-type="currency" office:currency="EUR" office:value="0.481" calcext:value-type="currency">
            <text:p>0.48 €</text:p>
          </table:table-cell>
          <table:table-cell table:style-name="ce28" table:formula="of:=[.J38]*[.C38]" office:value-type="currency" office:currency="EUR" office:value="0.481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38]-[.$N$2]*[.C3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8"/>
          <table:table-cell table:style-name="ce28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R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8k / 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0]*[.C40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M40]-[.$N$2]*[.C40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3"/>
          <table:table-cell table:style-name="ce25" office:value-type="string" calcext:value-type="string">
            <text:p>9236058, farnell</text:p>
          </table:table-cell>
          <table:table-cell table:style-name="ce28" office:value-type="currency" office:currency="EUR" office:value="0.44" calcext:value-type="currency">
            <text:p>0.44 €</text:p>
          </table:table-cell>
          <table:table-cell table:style-name="ce28" table:formula="of:=[.J41]*[.C41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41]-[.$N$2]*[.C4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3,R9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2]*[.C42]" office:value-type="currency" office:currency="EUR" office:value="0.16" calcext:value-type="currency">
            <text:p>0.16 €</text:p>
          </table:table-cell>
          <table:table-cell table:number-columns-repeated="2"/>
          <table:table-cell table:formula="of:=[.M42]-[.$N$2]*[.C42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1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47k ?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3]*[.C43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M43]-[.$N$2]*[.C4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4,R6,R8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4]*[.C44]" office:value-type="currency" office:currency="EUR" office:value="0.24" calcext:value-type="currency">
            <text:p>0.24 €</text:p>
          </table:table-cell>
          <table:table-cell table:number-columns-repeated="2"/>
          <table:table-cell table:formula="of:=[.M44]-[.$N$2]*[.C4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5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5]*[.C45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M45]-[.$N$2]*[.C4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18,R19,R20,R21,R22,R30,R44,R10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6]*[.C46]" office:value-type="currency" office:currency="EUR" office:value="0.64" calcext:value-type="currency">
            <text:p>0.64 €</text:p>
          </table:table-cell>
          <table:table-cell table:number-columns-repeated="2"/>
          <table:table-cell table:formula="of:=[.M46]-[.$N$2]*[.C46]" office:value-type="float" office:value="-24" calcext:value-type="float">
            <text:p>-2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3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7]*[.C47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M47]-[.$N$2]*[.C47]" office:value-type="float" office:value="-3" calcext:value-type="float">
            <text:p>-3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10" office:value-type="string" calcext:value-type="string">
            <text:p>RSENSE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0R10</text:p>
          </table:table-cell>
          <table:table-cell table:style-name="ce10" office:value-type="string" calcext:value-type="string">
            <text:p>R_2010</text:p>
          </table:table-cell>
          <table:table-cell table:style-name="ce10"/>
          <table:table-cell table:style-name="ce10" office:value-type="string" calcext:value-type="string">
            <text:p/>
            <text:p>652-CRL2010JWR100ELF</text:p>
          </table:table-cell>
          <table:table-cell table:style-name="ce24"/>
          <table:table-cell table:style-name="ce26" office:value-type="string" calcext:value-type="string">
            <text:p>1100050, farnell</text:p>
          </table:table-cell>
          <table:table-cell table:style-name="ce28" office:value-type="currency" office:currency="EUR" office:value="0.77" calcext:value-type="currency">
            <text:p>0.77 €</text:p>
          </table:table-cell>
          <table:table-cell table:style-name="ce28" table:formula="of:=[.J48]*[.C48]" office:value-type="currency" office:currency="EUR" office:value="0.77" calcext:value-type="currency">
            <text:p>0.7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48]-[.$N$2]*[.C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33,R35,R38,R39,R42,R43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49]*[.C49]" office:value-type="currency" office:currency="EUR" office:value="0.48" calcext:value-type="currency">
            <text:p>0.48 €</text:p>
          </table:table-cell>
          <table:table-cell table:number-columns-repeated="2"/>
          <table:table-cell table:formula="of:=[.M49]-[.$N$2]*[.C49]" office:value-type="float" office:value="-18" calcext:value-type="float">
            <text:p>-18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32,R45,R48,R49,R51,R41,R34,R36,R37,R40</text:p>
          </table:table-cell>
          <table:table-cell table:style-name="ce17" office:value-type="float" office:value="10" calcext:value-type="float">
            <text:p>10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50]*[.C50]" office:value-type="currency" office:currency="EUR" office:value="0.8" calcext:value-type="currency">
            <text:p>0.80 €</text:p>
          </table:table-cell>
          <table:table-cell table:number-columns-repeated="2"/>
          <table:table-cell table:formula="of:=[.M50]-[.$N$2]*[.C50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17,R16,R15,R7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0.08" calcext:value-type="currency">
            <text:p>0.08 €</text:p>
          </table:table-cell>
          <table:table-cell table:style-name="ce28" table:formula="of:=[.J51]*[.C51]" office:value-type="currency" office:currency="EUR" office:value="0.32" calcext:value-type="currency">
            <text:p>0.32 €</text:p>
          </table:table-cell>
          <table:table-cell table:number-columns-repeated="2"/>
          <table:table-cell table:formula="of:=[.M51]-[.$N$2]*[.C5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8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JS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612-JS5208 ? Too big</text:p>
          </table:table-cell>
          <table:table-cell table:style-name="ce23" office:value-type="string" calcext:value-type="string">
            <text:p>EG4561-ND ? </text:p>
          </table:table-cell>
          <table:table-cell table:style-name="ce25" office:value-type="string" calcext:value-type="string">
            <text:p>1435776 farnell</text:p>
          </table:table-cell>
          <table:table-cell table:style-name="ce28" office:value-type="currency" office:currency="EUR" office:value="3.55" calcext:value-type="currency">
            <text:p>3.55 €</text:p>
          </table:table-cell>
          <table:table-cell table:style-name="ce28" table:formula="of:=[.J53]*[.C53]" office:value-type="currency" office:currency="EUR" office:value="3.55" calcext:value-type="currency">
            <text:p>3.55 €</text:p>
          </table:table-cell>
          <table:table-cell table:number-columns-repeated="2"/>
          <table:table-cell table:formula="of:=[.M53]-[.$N$2]*[.C5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W1,SW2, SW3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3"/>
          <table:table-cell table:style-name="ce23" office:value-type="string" calcext:value-type="string">
            <text:p>TASTER 9314, reichelt</text:p>
          </table:table-cell>
          <table:table-cell table:style-name="ce28" office:value-type="currency" office:currency="EUR" office:value="0.2" calcext:value-type="currency">
            <text:p>0.20 €</text:p>
          </table:table-cell>
          <table:table-cell table:style-name="ce28" table:formula="of:=[.J54]*[.C54]" office:value-type="currency" office:currency="EUR" office:value="0.6" calcext:value-type="currency">
            <text:p>0.60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54]-[.$N$2]*[.C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W5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25136NLDH</text:p>
          </table:table-cell>
          <table:table-cell table:style-name="ce23"/>
          <table:table-cell table:style-name="ce23" office:value-type="string" calcext:value-type="string">
            <text:p>SS 25136 NH, reichelt</text:p>
          </table:table-cell>
          <table:table-cell table:style-name="ce28" office:value-type="currency" office:currency="EUR" office:value="1.94" calcext:value-type="currency">
            <text:p>1.94 €</text:p>
          </table:table-cell>
          <table:table-cell table:style-name="ce28" table:formula="of:=[.J55]*[.C55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55]-[.$N$2]*[.C55]" office:value-type="float" office:value="-1" calcext:value-type="float">
            <text:p>-1</text:p>
          </table:table-cell>
          <table:table-cell table:number-columns-repeated="9"/>
        </table:table-row>
        <table:table-row table:style-name="ro4">
          <table:table-cell table:style-name="ce3"/>
          <table:table-cell table:style-name="ce4" office:value-type="string" calcext:value-type="string">
            <text:p>J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ISP Pinheaders 2.54</text:p>
          </table:table-cell>
          <table:table-cell table:style-name="ce9" office:value-type="string" calcext:value-type="string">
            <text:p>Pin_Header_Straight_2x03_Pitch2.54mm_SMD</text:p>
          </table:table-cell>
          <table:table-cell table:style-name="ce4"/>
          <table:table-cell table:style-name="ce4" office:value-type="string" calcext:value-type="string">
            <text:p>649-95278-101-06LF</text:p>
            <text:p>855-M20-8760342</text:p>
          </table:table-cell>
          <table:table-cell table:style-name="ce23" table:number-columns-repeated="2"/>
          <table:table-cell table:style-name="ce28" office:value-type="currency" office:currency="EUR" office:value="0.92" calcext:value-type="currency">
            <text:p>0.92 €</text:p>
          </table:table-cell>
          <table:table-cell table:style-name="ce28" table:formula="of:=[.J56]*[.C56]" office:value-type="currency" office:currency="EUR" office:value="0.92" calcext:value-type="currency">
            <text:p>0.92 €</text:p>
          </table:table-cell>
          <table:table-cell table:number-columns-repeated="2"/>
          <table:table-cell table:formula="of:=[.M56]-[.$N$2]*[.C5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J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28" office:value-type="currency" office:currency="EUR" office:value="0.56" calcext:value-type="currency">
            <text:p>0.56 €</text:p>
          </table:table-cell>
          <table:table-cell table:style-name="ce28" table:formula="of:=[.J57]*[.C57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57]-[.$N$2]*[.C5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J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USB_Micro-B_FCI</text:p>
          </table:table-cell>
          <table:table-cell table:style-name="ce4" office:value-type="string" calcext:value-type="string">
            <text:p>SMD USB_Micro-B_FCI</text:p>
          </table:table-cell>
          <table:table-cell table:style-name="ce4"/>
          <table:table-cell table:style-name="ce4" office:value-type="string" calcext:value-type="string">
            <text:p>649-10118192-0001LF</text:p>
          </table:table-cell>
          <table:table-cell table:style-name="ce4" table:number-columns-repeated="2"/>
          <table:table-cell office:value-type="float" office:value="0.37" calcext:value-type="float">
            <text:p>0.37</text:p>
          </table:table-cell>
          <table:table-cell table:style-name="ce28" table:formula="of:=[.J58]*[.C58]" office:value-type="currency" office:currency="EUR" office:value="0.37" calcext:value-type="currency">
            <text:p>0.37 €</text:p>
          </table:table-cell>
          <table:table-cell table:number-columns-repeated="2"/>
          <table:table-cell table:formula="of:=[.M58]-[.$N$2]*[.C58]" office:value-type="float" office:value="-3" calcext:value-type="float">
            <text:p>-3</text:p>
          </table:table-cell>
          <table:table-cell table:number-columns-repeated="9"/>
        </table:table-row>
        <table:table-row table:style-name="ro4">
          <table:table-cell table:style-name="ce3"/>
          <table:table-cell table:style-name="ce4" office:value-type="string" calcext:value-type="string">
            <text:p>S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</text:p>
            <text:p>649-SFV30R-2STE9HLF (top)</text:p>
          </table:table-cell>
          <table:table-cell table:style-name="ce4"/>
          <table:table-cell table:style-name="ce25"/>
          <table:table-cell table:style-name="ce28" office:value-type="currency" office:currency="EUR" office:value="0.645" calcext:value-type="currency">
            <text:p>0.65 €</text:p>
          </table:table-cell>
          <table:table-cell table:style-name="ce28" table:formula="of:=[.J59]*[.C59]" office:value-type="currency" office:currency="EUR" office:value="0.645" calcext:value-type="currency">
            <text:p>0.65 €</text:p>
          </table:table-cell>
          <table:table-cell table:number-columns-repeated="2"/>
          <table:table-cell table:formula="of:=[.M59]-[.$N$2]*[.C59]" office:value-type="float" office:value="-3" calcext:value-type="float">
            <text:p>-3</text:p>
          </table:table-cell>
          <table:table-cell/>
          <table:table-cell table:style-name="ce11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office:value-type="string" calcext:value-type="string">
            <text:p>Y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Crystal 32kHz</text:p>
          </table:table-cell>
          <table:table-cell table:style-name="ce9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5" table:number-columns-repeated="2"/>
          <table:table-cell table:style-name="ce28" office:value-type="currency" office:currency="EUR" office:value="0.221" calcext:value-type="currency">
            <text:p>0.22 €</text:p>
          </table:table-cell>
          <table:table-cell table:style-name="ce28" table:formula="of:=[.J60]*[.C60]" office:value-type="currency" office:currency="EUR" office:value="0.221" calcext:value-type="currency">
            <text:p>0.22 €</text:p>
          </table:table-cell>
          <table:table-cell table:number-columns-repeated="2"/>
          <table:table-cell table:formula="of:=[.M60]-[.$N$2]*[.C60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3"/>
          <table:table-cell table:style-name="ce25" office:value-type="string" calcext:value-type="string">
            <text:p>DI 18MM, reichelt</text:p>
          </table:table-cell>
          <table:table-cell table:style-name="ce28" office:value-type="currency" office:currency="EUR" office:value="0.14" calcext:value-type="currency">
            <text:p>0.14 €</text:p>
          </table:table-cell>
          <table:table-cell table:style-name="ce28" table:formula="of:=[.J61]*[.C61]" office:value-type="currency" office:currency="EUR" office:value="0.56" calcext:value-type="currency">
            <text:p>0.56 €</text:p>
          </table:table-cell>
          <table:table-cell table:number-columns-repeated="2"/>
          <table:table-cell table:formula="of:=[.M61]-[.$N$2]*[.C6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P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9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1.25" calcext:value-type="currency">
            <text:p>1.25 €</text:p>
          </table:table-cell>
          <table:table-cell table:style-name="ce28" table:formula="of:=[.J62]*[.C62]" office:value-type="currency" office:currency="EUR" office:value="1.25" calcext:value-type="currency">
            <text:p>1.25 €</text:p>
          </table:table-cell>
          <table:table-cell table:number-columns-repeated="2"/>
          <table:table-cell table:formula="of:=[.M62]-[.$N$2]*[.C6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3"/>
          <table:table-cell table:style-name="ce4" office:value-type="string" calcext:value-type="string">
            <text:p>OLED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5" calcext:value-type="currency">
            <text:p>5.00 €</text:p>
          </table:table-cell>
          <table:table-cell table:style-name="ce28" table:formula="of:=[.J64]*[.C64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M64]-[.$N$2]*[.C64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CB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11" calcext:value-type="currency">
            <text:p>11.00 €</text:p>
          </table:table-cell>
          <table:table-cell table:style-name="ce28" table:formula="of:=[.J65]*[.C65]" office:value-type="currency" office:currency="EUR" office:value="11" calcext:value-type="currency">
            <text:p>11.00 €</text:p>
          </table:table-cell>
          <table:table-cell table:number-columns-repeated="2"/>
          <table:table-cell table:formula="of:=[.M65]-[.$N$2]*[.C6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Acrylic Base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4"/>
          <table:table-cell table:style-name="ce23" table:number-columns-repeated="2"/>
          <table:table-cell table:style-name="ce28" office:value-type="currency" office:currency="EUR" office:value="2" calcext:value-type="currency">
            <text:p>2.00 €</text:p>
          </table:table-cell>
          <table:table-cell table:style-name="ce28" table:formula="of:=[.J66]*[.C66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M66]-[.$N$2]*[.C6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3"/>
          <table:table-cell table:style-name="ce4" office:value-type="string" calcext:value-type="string">
            <text:p>Assembling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3" table:number-columns-repeated="2"/>
          <table:table-cell table:style-name="ce28" office:value-type="currency" office:currency="EUR" office:value="2" calcext:value-type="currency">
            <text:p>2.00 €</text:p>
          </table:table-cell>
          <table:table-cell table:style-name="ce28" table:formula="of:=[.J68]*[.C68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M68]-[.$N$2]*[.C68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4"/>
          <table:table-cell table:style-name="ce23" table:number-columns-repeated="2"/>
          <table:table-cell table:style-name="ce28" office:value-type="currency" office:currency="EUR" office:value="5" calcext:value-type="currency">
            <text:p>5.00 €</text:p>
          </table:table-cell>
          <table:table-cell table:style-name="ce28" table:formula="of:=[.J69]*[.C69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M69]-[.$N$2]*[.C69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easurement_Point_Croki</text:p>
          </table:table-cell>
          <table:table-cell table:style-name="ce4" table:number-columns-repeated="5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formula="of:=SUM([.K6:.K70])" office:value-type="float" office:value="100.607" calcext:value-type="float">
            <text:p>100.607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8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Registered Shipping</text:p>
          </table:table-cell>
          <table:table-cell table:number-columns-repeated="8"/>
          <table:table-cell table:style-name="ce28"/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1" office:value-type="string" calcext:value-type="string">
            <text:p>Urs Gaudenz, GaudiLabs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2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19"/>
        </table:table-row>
        <table:table-row table:style-name="ro1">
          <table:table-cell/>
          <table:table-cell table:style-name="ce12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19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2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19"/>
        </table:table-row>
        <table:table-row table:style-name="ro1">
          <table:table-cell/>
          <table:table-cell table:style-name="ce12"/>
          <table:table-cell table:number-columns-repeated="21"/>
        </table:table-row>
        <table:table-row table:style-name="ro1" table:number-rows-repeated="104848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B24:Sheet1.F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20:23:58.442094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21:01:45.699867811</dc:date>
    <meta:generator>LibreOffice/5.1.6.2$Linux_X86_64 LibreOffice_project/10m0$Build-2</meta:generator>
    <meta:editing-duration>PT11H20M46S</meta:editing-duration>
    <meta:editing-cycles>80</meta:editing-cycles>
    <meta:document-statistic meta:table-count="1" meta:cell-count="545" meta:object-count="0"/>
  </office:meta>
</office:document-meta>
</file>